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801cm" style:rel-column-width="1021*"/>
    </style:style>
    <style:style style:name="Table1.B" style:family="table-column">
      <style:table-column-properties style:column-width="3.493cm" style:rel-column-width="1980*"/>
    </style:style>
    <style:style style:name="Table1.C" style:family="table-column">
      <style:table-column-properties style:column-width="4.904cm" style:rel-column-width="2780*"/>
    </style:style>
    <style:style style:name="Table1.D" style:family="table-column">
      <style:table-column-properties style:column-width="3.399cm" style:rel-column-width="19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.2.1.3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6" style:family="table-row">
      <style:table-row-properties style:min-row-height="0.37cm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">Nível </text:p>
            <text:p text:style-name="P1">CMMI</text:p>
          </table:table-cell>
          <table:table-cell table:style-name="Table1.A1" office:value-type="string">
            <text:p text:style-name="P1">Áreas de Processo <text:s/>CMMI</text:p>
          </table:table-cell>
          <table:table-cell table:style-name="Table1.A1" office:value-type="string">
            <text:p text:style-name="P1">Processo padrão para desenvolvimento de projetos de pesquisa</text:p>
          </table:table-cell>
          <table:table-cell table:style-name="Table1.A1" office:value-type="string">
            <text:p text:style-name="P1">Atividades do processo padrão</text:p>
          </table:table-cell>
          <table:table-cell table:style-name="Table1.E1" office:value-type="string">
            <text:p text:style-name="P1">Tarefas do processo padrão</text:p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  <text:p text:style-name="P2"/>
            <text:p text:style-name="P2">2</text:p>
          </table:table-cell>
          <table:table-cell table:number-columns-spanned="4">
            <table:table table:is-sub-table="true">
              <table:table-column table:style-name="Table1.B"/>
              <table:table-column table:style-name="Table1.C"/>
              <table:table-column table:style-name="Table1.D" table:number-columns-repeated="2"/>
              <table:table-row>
                <table:table-cell table:style-name="Table1.A2" office:value-type="string">
                  <text:p text:style-name="Table_20_Contents">Gerenciamento de requisitos</text:p>
                </table:table-cell>
                <table:table-cell table:number-columns-spanned="3">
                  <table:table table:is-sub-table="true">
                    <table:table-column table:style-name="Table1.C"/>
                    <table:table-column table:style-name="Table1.D" table:number-columns-repeated="2"/>
                    <table:table-row>
                      <table:table-cell table:style-name="Table1.A2" office:value-type="string">
                        <text:p text:style-name="Table_20_Contents">Desenvolvimento</text:p>
                      </table:table-cell>
                      <table:table-cell table:style-name="Table1.A2" office:value-type="string">
                        <text:p text:style-name="Table_20_Contents">Definição de funcionalidades do protótipo</text:p>
                      </table:table-cell>
                      <table:table-cell table:style-name="Table1.B2.2.1.3.1" office:value-type="string">
                        <text:p text:style-name="Table_20_Contents">DF.1</text:p>
                      </table:table-cell>
                    </table:table-row>
                    <table:table-row>
                      <table:table-cell table:style-name="Table1.A2" office:value-type="string">
                        <text:p text:style-name="Table_20_Contents">Gerência</text:p>
                      </table:table-cell>
                      <table:table-cell table:style-name="Table1.A2" office:value-type="string">
                        <text:p text:style-name="Table_20_Contents"/>
                      </table:table-cell>
                      <table:table-cell table:style-name="Table1.B2.2.1.3.1" office:value-type="string">
                        <text:p text:style-name="Table_20_Contents"/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  <table:table-row>
                <table:table-cell table:style-name="Table1.A2" office:value-type="string">
                  <text:p text:style-name="Table_20_Contents">Planejamento de projeto</text:p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B2.2.1.3.1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Table_20_Contents">Monitoramento e controle de projeto</text:p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B2.2.1.3.1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.2.1.3.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André Endo</meta:initial-creator>
    <meta:creation-date>2007-02-05T12:57:52</meta:creation-date>
    <dc:creator>André Endo</dc:creator>
    <dc:date>2007-02-05T13:33:02</dc:date>
    <dc:language>en-US</dc:language>
    <meta:editing-cycles>8</meta:editing-cycles>
    <meta:editing-duration>PT35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43" meta:character-count="302"/>
  </office:meta>
</office:document-meta>
</file>